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06a4c8" officeooo:paragraph-rsid="0006a4c8"/>
    </style:style>
    <style:style style:name="P2" style:family="paragraph" style:parent-style-name="Text_20_body">
      <style:text-properties officeooo:paragraph-rsid="005c11e9"/>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rsid="005c11e9" officeooo:paragraph-rsid="005c11e9"/>
    </style:style>
    <style:style style:name="P5" style:family="paragraph" style:parent-style-name="Text_20_body">
      <style:text-properties style:font-name="Liberation Sans" officeooo:paragraph-rsid="005daa4d"/>
    </style:style>
    <style:style style:name="P6" style:family="paragraph" style:parent-style-name="Text_20_body">
      <style:text-properties style:font-name="Liberation Sans" officeooo:rsid="005daa4d" officeooo:paragraph-rsid="005daa4d"/>
    </style:style>
    <style:style style:name="P7" style:family="paragraph" style:parent-style-name="Text_20_body">
      <style:text-properties style:font-name="Liberation Sans" officeooo:rsid="005e3e30" officeooo:paragraph-rsid="005e3e30"/>
    </style:style>
    <style:style style:name="P8" style:family="paragraph" style:parent-style-name="Text_20_body">
      <style:text-properties style:font-name="Liberation Sans" officeooo:rsid="006076d7" officeooo:paragraph-rsid="006076d7"/>
    </style:style>
    <style:style style:name="P9" style:family="paragraph" style:parent-style-name="Text_20_body">
      <style:text-properties style:font-name="Liberation Sans" officeooo:rsid="00614f64" officeooo:paragraph-rsid="00614f64"/>
    </style:style>
    <style:style style:name="P10" style:family="paragraph" style:parent-style-name="Text_20_body">
      <style:text-properties style:font-name="Liberation Sans" officeooo:paragraph-rsid="006517e5"/>
    </style:style>
    <style:style style:name="P11" style:family="paragraph" style:parent-style-name="Text_20_body">
      <style:text-properties style:font-name="Liberation Sans" officeooo:rsid="006517e5" officeooo:paragraph-rsid="006517e5"/>
    </style:style>
    <style:style style:name="P12" style:family="paragraph" style:parent-style-name="Text_20_body">
      <style:text-properties style:font-name="Liberation Sans" officeooo:rsid="00679542" officeooo:paragraph-rsid="00679542"/>
    </style:style>
    <style:style style:name="P13" style:family="paragraph" style:parent-style-name="Text_20_body">
      <style:text-properties style:font-name="Liberation Sans" officeooo:paragraph-rsid="003d41e5"/>
    </style:style>
    <style:style style:name="P14" style:family="paragraph" style:parent-style-name="Text_20_body">
      <style:text-properties style:font-name="Liberation Sans" officeooo:rsid="005b19a8" officeooo:paragraph-rsid="005c11e9"/>
    </style:style>
    <style:style style:name="P15" style:family="paragraph" style:parent-style-name="Text_20_body">
      <style:text-properties style:font-name="Liberation Sans" officeooo:paragraph-rsid="000ee3dc"/>
    </style:style>
    <style:style style:name="P16" style:family="paragraph" style:parent-style-name="Text_20_body">
      <style:text-properties style:font-name="Liberation Sans" officeooo:rsid="0057e7dc" officeooo:paragraph-rsid="003d41e5"/>
    </style:style>
    <style:style style:name="P17" style:family="paragraph" style:parent-style-name="Text_20_body">
      <style:text-properties style:font-name="Liberation Sans" officeooo:rsid="003b8e57" officeooo:paragraph-rsid="003b8e57"/>
    </style:style>
    <style:style style:name="P18" style:family="paragraph" style:parent-style-name="Text_20_body">
      <style:text-properties style:font-name="Liberation Sans" officeooo:paragraph-rsid="0060d0ec"/>
    </style:style>
    <style:style style:name="P19" style:family="paragraph" style:parent-style-name="Text_20_body">
      <style:text-properties style:font-name="Liberation Sans" officeooo:paragraph-rsid="007590bc"/>
    </style:style>
    <style:style style:name="P20" style:family="paragraph" style:parent-style-name="Text_20_body">
      <style:text-properties style:font-name="Liberation Sans" officeooo:rsid="00775ba7" officeooo:paragraph-rsid="00775ba7"/>
    </style:style>
    <style:style style:name="P21" style:family="paragraph" style:parent-style-name="Text_20_body">
      <style:text-properties style:font-name="Liberation Sans" officeooo:rsid="0077faf5" officeooo:paragraph-rsid="0077faf5"/>
    </style:style>
    <style:style style:name="P22" style:family="paragraph" style:parent-style-name="Text_20_body">
      <style:text-properties style:font-name="Liberation Sans" officeooo:rsid="007d0fb2" officeooo:paragraph-rsid="007d0fb2"/>
    </style:style>
    <style:style style:name="P23" style:family="paragraph" style:parent-style-name="Text_20_body">
      <style:text-properties style:font-name="Liberation Sans" officeooo:rsid="00807ba9" officeooo:paragraph-rsid="00807ba9"/>
    </style:style>
    <style:style style:name="P24" style:family="paragraph" style:parent-style-name="Text_20_body">
      <style:text-properties style:font-name="Liberation Sans" officeooo:rsid="008288d4" officeooo:paragraph-rsid="008288d4"/>
    </style:style>
    <style:style style:name="P25" style:family="paragraph" style:parent-style-name="Text_20_body">
      <style:text-properties officeooo:rsid="00679542" officeooo:paragraph-rsid="00679542"/>
    </style:style>
    <style:style style:name="P26" style:family="paragraph" style:parent-style-name="Text_20_body">
      <style:text-properties officeooo:rsid="006abd21" officeooo:paragraph-rsid="006abd21"/>
    </style:style>
    <style:style style:name="P27" style:family="paragraph" style:parent-style-name="Text_20_body">
      <style:text-properties officeooo:rsid="006ef278" officeooo:paragraph-rsid="006ef278"/>
    </style:style>
    <style:style style:name="P28" style:family="paragraph" style:parent-style-name="Text_20_body">
      <style:text-properties officeooo:rsid="007172df" officeooo:paragraph-rsid="007172df"/>
    </style:style>
    <style:style style:name="P29" style:family="paragraph" style:parent-style-name="Text_20_body">
      <style:text-properties officeooo:rsid="007ccaba" officeooo:paragraph-rsid="007ccaba"/>
    </style:style>
    <style:style style:name="P30" style:family="paragraph" style:parent-style-name="Text_20_body">
      <style:text-properties officeooo:rsid="00804588" officeooo:paragraph-rsid="00804588"/>
    </style:style>
    <style:style style:name="P31" style:family="paragraph" style:parent-style-name="Title">
      <style:text-properties officeooo:rsid="0006a4c8" officeooo:paragraph-rsid="0006a4c8"/>
    </style:style>
    <style:style style:name="P32" style:family="paragraph" style:parent-style-name="Title">
      <style:text-properties style:font-name="Liberation Sans" officeooo:rsid="005b19a8" officeooo:paragraph-rsid="005b19a8"/>
    </style:style>
    <style:style style:name="P33" style:family="paragraph" style:parent-style-name="Subtitle">
      <style:text-properties style:font-name="Liberation Sans" officeooo:rsid="0006a4c8" officeooo:paragraph-rsid="0006a4c8"/>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Heading_20_3">
      <style:text-properties style:font-name="Liberation Sans"/>
    </style:style>
    <style:style style:name="P37" style:family="paragraph" style:parent-style-name="Heading_20_3">
      <style:text-properties style:font-name="Liberation Sans" officeooo:rsid="006517e5" officeooo:paragraph-rsid="006517e5"/>
    </style:style>
    <style:style style:name="P38" style:family="paragraph" style:parent-style-name="Heading_20_3">
      <style:text-properties style:font-name="Liberation Sans" officeooo:rsid="00679542" officeooo:paragraph-rsid="00679542"/>
    </style:style>
    <style:style style:name="P39" style:family="paragraph" style:parent-style-name="Heading_20_3">
      <style:text-properties style:font-name="Liberation Sans" officeooo:rsid="007590bc" officeooo:paragraph-rsid="007590bc"/>
    </style:style>
    <style:style style:name="P40" style:family="paragraph" style:parent-style-name="Heading_20_1">
      <style:text-properties style:font-name="Liberation Sans"/>
    </style:style>
    <style:style style:name="P41" style:family="paragraph" style:parent-style-name="Heading_20_1">
      <style:text-properties style:font-name="Liberation Sans" officeooo:rsid="000ecf7f" officeooo:paragraph-rsid="000ecf7f"/>
    </style:style>
    <style:style style:name="P42" style:family="paragraph" style:parent-style-name="Heading_20_1" style:list-style-name="">
      <style:text-properties style:font-name="Liberation Sans" officeooo:rsid="000ecf7f" officeooo:paragraph-rsid="000ecf7f"/>
    </style:style>
    <style:style style:name="P43" style:family="paragraph" style:parent-style-name="Heading_20_1">
      <style:text-properties style:font-name="Liberation Sans" officeooo:rsid="005c11e9" officeooo:paragraph-rsid="005c11e9"/>
    </style:style>
    <style:style style:name="P44" style:family="paragraph" style:parent-style-name="Heading_20_1">
      <style:text-properties style:font-name="Liberation Sans" officeooo:rsid="00614f64" officeooo:paragraph-rsid="00614f64"/>
    </style:style>
    <style:style style:name="P45" style:family="paragraph" style:parent-style-name="Heading_20_1">
      <style:paragraph-properties fo:break-before="page"/>
      <style:text-properties officeooo:rsid="000ecf7f" officeooo:paragraph-rsid="000ecf7f"/>
    </style:style>
    <style:style style:name="P46" style:family="paragraph" style:parent-style-name="Text_20_body">
      <style:text-properties style:font-name="Liberation Sans"/>
    </style:style>
    <style:style style:name="P47" style:family="paragraph" style:parent-style-name="Text_20_body" style:list-style-name="L1">
      <style:text-properties style:font-name="Liberation Sans" officeooo:rsid="006076d7" officeooo:paragraph-rsid="006076d7"/>
    </style:style>
    <style:style style:name="P48" style:family="paragraph" style:parent-style-name="Text_20_body" style:list-style-name="L1">
      <style:text-properties style:font-name="Liberation Sans" officeooo:rsid="0060d0ec" officeooo:paragraph-rsid="0060d0ec"/>
    </style:style>
    <style:style style:name="P49" style:family="paragraph" style:parent-style-name="Text_20_body" style:list-style-name="L2">
      <style:text-properties style:font-name="Liberation Sans" officeooo:rsid="00775ba7" officeooo:paragraph-rsid="00775ba7"/>
    </style:style>
    <style:style style:name="P50" style:family="paragraph" style:parent-style-name="Text_20_body" style:list-style-name="L2">
      <style:text-properties style:font-name="Liberation Sans" officeooo:rsid="0077bccc" officeooo:paragraph-rsid="0077bccc"/>
    </style:style>
    <style:style style:name="P51" style:family="paragraph" style:parent-style-name="Text_20_body" style:list-style-name="L2">
      <style:text-properties style:font-name="Liberation Sans" officeooo:rsid="0077faf5" officeooo:paragraph-rsid="0077faf5"/>
    </style:style>
    <style:style style:name="P52" style:family="paragraph" style:parent-style-name="Text_20_body" style:list-style-name="L3">
      <style:text-properties style:font-name="Liberation Sans" officeooo:rsid="0077faf5" officeooo:paragraph-rsid="0077faf5"/>
    </style:style>
    <style:style style:name="P53" style:family="paragraph" style:parent-style-name="Text_20_body" style:list-style-name="L3">
      <style:text-properties style:font-name="Liberation Sans" officeooo:rsid="007aedcf" officeooo:paragraph-rsid="007aedcf"/>
    </style:style>
    <style:style style:name="P54" style:family="paragraph" style:parent-style-name="Text_20_body" style:list-style-name="L4">
      <style:text-properties style:font-name="Liberation Sans" officeooo:rsid="007aedcf" officeooo:paragraph-rsid="007aedcf"/>
    </style:style>
    <style:style style:name="P55" style:family="paragraph" style:parent-style-name="Text_20_body">
      <style:text-properties style:font-name="Liberation Sans" officeooo:rsid="00679542" officeooo:paragraph-rsid="00679542"/>
    </style:style>
    <style:style style:name="P56" style:family="paragraph" style:parent-style-name="Text_20_body" style:list-style-name="L4">
      <style:text-properties style:font-name="Liberation Sans" officeooo:rsid="007ccaba" officeooo:paragraph-rsid="007ccaba"/>
    </style:style>
    <style:style style:name="P57" style:family="paragraph" style:parent-style-name="Text_20_body">
      <style:text-properties style:font-name="Liberation Sans" officeooo:rsid="00807ba9" officeooo:paragraph-rsid="00807ba9"/>
    </style:style>
    <style:style style:name="P58" style:family="paragraph" style:parent-style-name="Text_20_body">
      <style:text-properties style:font-name="Liberation Sans" officeooo:rsid="006ef278" officeooo:paragraph-rsid="006abd21"/>
    </style:style>
    <style:style style:name="P59" style:family="paragraph" style:parent-style-name="Text_20_body">
      <style:text-properties style:font-name="Liberation Sans" officeooo:rsid="00701566" officeooo:paragraph-rsid="006ef278"/>
    </style:style>
    <style:style style:name="P60" style:family="paragraph" style:parent-style-name="Text_20_body">
      <style:text-properties style:font-name="Liberation Sans" officeooo:rsid="00728066" officeooo:paragraph-rsid="007172df"/>
    </style:style>
    <style:style style:name="T1" style:family="text">
      <style:text-properties style:font-name="Liberation Sans"/>
    </style:style>
    <style:style style:name="T2" style:family="text">
      <style:text-properties style:font-name="Liberation Sans" officeooo:rsid="0067d4f8"/>
    </style:style>
    <style:style style:name="T3" style:family="text">
      <style:text-properties style:font-name="Liberation Sans" officeooo:rsid="0068c605"/>
    </style:style>
    <style:style style:name="T4" style:family="text">
      <style:text-properties style:font-name="Liberation Sans" officeooo:rsid="006952a6"/>
    </style:style>
    <style:style style:name="T5" style:family="text">
      <style:text-properties style:font-name="Liberation Sans" officeooo:rsid="0069fc6e"/>
    </style:style>
    <style:style style:name="T6" style:family="text">
      <style:text-properties style:font-name="Liberation Sans" officeooo:rsid="006cb70e"/>
    </style:style>
    <style:style style:name="T7" style:family="text">
      <style:text-properties style:font-name="Liberation Sans" officeooo:rsid="006d76d3"/>
    </style:style>
    <style:style style:name="T8" style:family="text">
      <style:text-properties style:font-name="Liberation Sans" officeooo:rsid="006df7ea"/>
    </style:style>
    <style:style style:name="T9" style:family="text">
      <style:text-properties style:font-name="Liberation Sans" officeooo:rsid="006e6d10"/>
    </style:style>
    <style:style style:name="T10" style:family="text">
      <style:text-properties style:font-name="Liberation Sans" officeooo:rsid="006ef278"/>
    </style:style>
    <style:style style:name="T11" style:family="text">
      <style:text-properties style:font-name="Liberation Sans" officeooo:rsid="00701566"/>
    </style:style>
    <style:style style:name="T12" style:family="text">
      <style:text-properties style:font-name="Liberation Sans" officeooo:rsid="0071854d"/>
    </style:style>
    <style:style style:name="T13" style:family="text">
      <style:text-properties style:font-name="Liberation Sans" officeooo:rsid="00728066"/>
    </style:style>
    <style:style style:name="T14" style:family="text">
      <style:text-properties style:font-name="Liberation Sans" officeooo:rsid="005c11e9"/>
    </style:style>
    <style:style style:name="T15" style:family="text">
      <style:text-properties style:font-name="Liberation Sans" officeooo:rsid="005daa4d"/>
    </style:style>
    <style:style style:name="T16" style:family="text">
      <style:text-properties style:font-name="Liberation Sans" officeooo:rsid="007ee73d"/>
    </style:style>
    <style:style style:name="T17" style:family="text">
      <style:text-properties style:font-name="Liberation Sans" officeooo:rsid="00804588"/>
    </style:style>
    <style:style style:name="T18" style:family="text">
      <style:text-properties style:font-name="Liberation Sans" officeooo:rsid="008116f9"/>
    </style:style>
    <style:style style:name="T19" style:family="text">
      <style:text-properties style:font-name="Liberation Sans" officeooo:rsid="0083526f"/>
    </style:style>
    <style:style style:name="T20" style:family="text">
      <style:text-properties officeooo:rsid="005b19a8"/>
    </style:style>
    <style:style style:name="T21" style:family="text">
      <style:text-properties officeooo:rsid="005c11e9"/>
    </style:style>
    <style:style style:name="T22" style:family="text">
      <style:text-properties officeooo:rsid="005e3e30"/>
    </style:style>
    <style:style style:name="T23" style:family="text">
      <style:text-properties officeooo:rsid="00624400"/>
    </style:style>
    <style:style style:name="T24" style:family="text">
      <style:text-properties officeooo:rsid="0066400a"/>
    </style:style>
    <style:style style:name="T25" style:family="text">
      <style:text-properties officeooo:rsid="0077faf5"/>
    </style:style>
    <style:style style:name="T26" style:family="text">
      <style:text-properties officeooo:rsid="007ccaba"/>
    </style:style>
    <style:style style:name="T27" style:family="text">
      <style:text-properties officeooo:rsid="007d0fb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1"/>
      <text:p text:style-name="P31"/>
      <text:p text:style-name="P31"/>
      <text:p text:style-name="P31"/>
      <text:p text:style-name="P31"/>
      <text:p text:style-name="P32">Game and Networking</text:p>
      <text:p text:style-name="P33">Report CW<text:span text:style-name="T20">1</text:span></text:p>
      <text:p text:style-name="P33">Siim Jär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5"><text:a xlink:type="simple" xlink:href="#__RefHeading___Toc106_3854480816" text:style-name="Index_20_Link" text:visited-style-name="Index_20_Link">Introduction<text:tab/>3</text:a></text:p>
          <text:p text:style-name="P35"><text:a xlink:type="simple" xlink:href="#__RefHeading___Toc108_3854480816" text:style-name="Index_20_Link" text:visited-style-name="Index_20_Link">Middleware used<text:tab/>3</text:a></text:p>
          <text:p text:style-name="P35"><text:a xlink:type="simple" xlink:href="#__RefHeading___Toc589_3016876106" text:style-name="Index_20_Link" text:visited-style-name="Index_20_Link">Subsystems and their design<text:tab/>3</text:a></text:p>
          <text:p text:style-name="P34"><text:a xlink:type="simple" xlink:href="#__RefHeading___Toc591_3016876106" text:style-name="Index_20_Link" text:visited-style-name="Index_20_Link">Windowing<text:tab/>3</text:a></text:p>
          <text:p text:style-name="P34"><text:a xlink:type="simple" xlink:href="#__RefHeading___Toc697_3016876106" text:style-name="Index_20_Link" text:visited-style-name="Index_20_Link">Networking<text:tab/>4</text:a></text:p>
          <text:p text:style-name="P34"><text:a xlink:type="simple" xlink:href="#__RefHeading___Toc699_3016876106" text:style-name="Index_20_Link" text:visited-style-name="Index_20_Link">Audio<text:tab/>4</text:a></text:p>
          <text:p text:style-name="P34"><text:a xlink:type="simple" xlink:href="#__RefHeading___Toc911_3016876106" text:style-name="Index_20_Link" text:visited-style-name="Index_20_Link">GUI<text:tab/>5</text:a></text:p>
          <text:p text:style-name="P34"><text:a xlink:type="simple" xlink:href="#__RefHeading___Toc913_3016876106" text:style-name="Index_20_Link" text:visited-style-name="Index_20_Link">Graphics<text:tab/>5</text:a></text:p>
          <text:p text:style-name="P34"><text:a xlink:type="simple" xlink:href="#__RefHeading___Toc915_3016876106" text:style-name="Index_20_Link" text:visited-style-name="Index_20_Link">User controls<text:tab/>5</text:a></text:p>
          <text:p text:style-name="P34"><text:a xlink:type="simple" xlink:href="#__RefHeading___Toc917_3016876106" text:style-name="Index_20_Link" text:visited-style-name="Index_20_Link">File loading<text:tab/>6</text:a></text:p>
          <text:p text:style-name="P35"><text:a xlink:type="simple" xlink:href="#__RefHeading___Toc746_3031482969" text:style-name="Index_20_Link" text:visited-style-name="Index_20_Link">Reflection<text:tab/>6</text:a></text:p>
        </text:index-body>
      </text:table-of-content>
      <text:h text:style-name="P41" text:outline-level="1"/>
      <text:h text:style-name="P42" text:outline-level="1"/>
      <text:h text:style-name="P45" text:outline-level="1"><text:bookmark-start text:name="__RefHeading___Toc106_3854480816"/><text:span text:style-name="T1">Introduction</text:span><text:bookmark-end text:name="__RefHeading___Toc106_3854480816"/></text:h>
      <text:p text:style-name="P13"/>
      <text:p text:style-name="P14">The purpose of this task was to create a playable computer game produced <text:span text:style-name="T21">with networking. The task calls for C++ to be used along relevant middleware.</text:span></text:p>
      <text:p text:style-name="P15"/>
      <text:h text:style-name="P43" text:outline-level="1"><text:bookmark-start text:name="__RefHeading___Toc108_3854480816"/>Middleware used<text:bookmark-end text:name="__RefHeading___Toc108_3854480816"/></text:h>
      <text:p text:style-name="P4"/>
      <text:p text:style-name="P2"><text:span text:style-name="T14">I used tow pieces of middleware: SFML and TGUI. SFML contains most of the subsystem parts I needed to use (audio, networking, windowing etc.). TGUI as the name suggests is a graphical user interface. </text:span><text:span text:style-name="T15">TGUI is specifically built for SFML and is a great way to create buttons and menus for a application. SFML is used for all subsystem creation with the exeption of the GUI, that is ahandled by TGUI.</text:span></text:p>
      <text:p text:style-name="P4"/>
      <text:h text:style-name="P44" text:outline-level="1"><text:bookmark-start text:name="__RefHeading___Toc589_3016876106"/>Subsystems and their design<text:bookmark-end text:name="__RefHeading___Toc589_3016876106"/></text:h>
      <text:p text:style-name="P5"/>
      <text:p text:style-name="P6">The engine design is deliberately simple, <text:span text:style-name="T22">but functional. </text:span></text:p>
      <text:p text:style-name="P8">The engine consists of the following subsystems:</text:p>
      <text:list xml:id="list2078084179" text:style-name="L1">
        <text:list-item>
          <text:p text:style-name="P47">Windowing</text:p>
        </text:list-item>
        <text:list-item>
          <text:p text:style-name="P47">Networking</text:p>
        </text:list-item>
        <text:list-item>
          <text:p text:style-name="P47">Audio</text:p>
        </text:list-item>
        <text:list-item>
          <text:p text:style-name="P47">GUI</text:p>
        </text:list-item>
        <text:list-item>
          <text:p text:style-name="P48">Graphics</text:p>
        </text:list-item>
        <text:list-item>
          <text:p text:style-name="P48">User controls (outside of UI)</text:p>
        </text:list-item>
        <text:list-item>
          <text:p text:style-name="P48">File loading</text:p>
        </text:list-item>
      </text:list>
      <text:p text:style-name="P18"/>
      <text:p text:style-name="P18"/>
      <text:p text:style-name="P18"/>
      <text:h text:style-name="P36" text:outline-level="3"><text:bookmark-start text:name="__RefHeading___Toc591_3016876106"/>Windowing<text:bookmark-end text:name="__RefHeading___Toc591_3016876106"/></text:h>
      <text:p text:style-name="P3"/>
      <text:p text:style-name="P9">This subsystem is tasked with <text:span text:style-name="T23">creating the window in which other subsystems do their work. This subsystem is using the observer pattern for closing the window. The event system listens for the close command. I use this pattern because there is no need to check </text:span><text:soft-page-break/><text:span text:style-name="T23">for window closing before the event itself happens. The window creating itself follows the sigleton pattern as no more than one window is needed at the time for this game. The windowing system I use is built like this:</text:span></text:p>
      <text:list xml:id="list3697193061" text:style-name="L2">
        <text:list-item>
          <text:p text:style-name="P49">There is a declaration of the window, setting the name and size of the window</text:p>
        </text:list-item>
        <text:list-item>
          <text:p text:style-name="P49">Window size setting</text:p>
        </text:list-item>
        <text:list-item>
          <text:p text:style-name="P50">Setting framerate</text:p>
        </text:list-item>
        <text:list-item>
          <text:p text:style-name="P50">While loop that runs when window is open</text:p>
        </text:list-item>
        <text:list-item>
          <text:p text:style-name="P50"><text:span text:style-name="T25">I</text:span>nside the loop <text:span text:style-name="T25">event declaration (to check for the window close signal)</text:span></text:p>
        </text:list-item>
        <text:list-item>
          <text:p text:style-name="P51">Window clearing call to clean up last frame</text:p>
        </text:list-item>
        <text:list-item>
          <text:p text:style-name="P51">Writing everything to frame and displaying it</text:p>
        </text:list-item>
      </text:list>
      <text:p text:style-name="P7"/>
      <text:h text:style-name="P37" text:outline-level="3"><text:bookmark-start text:name="__RefHeading___Toc697_3016876106"/>Networking<text:bookmark-end text:name="__RefHeading___Toc697_3016876106"/></text:h>
      <text:p text:style-name="P10"/>
      <text:p text:style-name="P11">The networking subsytem is tasked with sending and receiving data between the server and the client. The system uses packets and SFML built in consistent data types (Int32) to complete this task. The subsystem uses the the state system <text:span text:style-name="T24">where a value is kept to be used for other systems showing the state of movement, no movement, etc. As the program is sending the state of something between the client and server (in this case are the players moving or not, no location data needed as client is only a controller) and back it makes sence to use the state pattern.</text:span></text:p>
      <text:p text:style-name="P21">The design of the system is like this:</text:p>
      <text:list xml:id="list2160901740" text:style-name="L3">
        <text:list-item>
          <text:p text:style-name="P52">outside the main loop I declare the Listener(only for server), Socket, Packet, IP address and two SFML Int32 variables for storing data. (SFML data type for making sure on different machines the data stays the same)</text:p>
        </text:list-item>
        <text:list-item>
          <text:p text:style-name="P52">Before the main loop starts there is either a connection call to a ip and port or server creation with listening port and socket connection.</text:p>
        </text:list-item>
        <text:list-item>
          <text:p text:style-name="P53">In the main loop in both the server and client are both sending and receiving data in sending data is put into the Int32 variable, then added to the packet and then sent. Receiving is the rreverse of this. Data is taken out of the packet and then placed into a variable for usage later.</text:p>
        </text:list-item>
      </text:list>
      <text:p text:style-name="P11"/>
      <text:h text:style-name="P38" text:outline-level="3"><text:bookmark-start text:name="__RefHeading___Toc699_3016876106"/>Audio<text:bookmark-end text:name="__RefHeading___Toc699_3016876106"/></text:h>
      <text:p text:style-name="P12"/>
      <text:p text:style-name="P25"><text:span text:style-name="T1">This is the simplest subsystem </text:span><text:span text:style-name="T2">by far. </text:span><text:span text:style-name="T3">The subsystem gets called as part of other subsystems which have design patterns. This only has two parts: loading in sound files and playing them. Music gets played always (after server and client connection is made) </text:span><text:soft-page-break/><text:span text:style-name="T4">and the peep is played when the graphics subsystem detects collision between the ball and the </text:span><text:span text:style-name="T5">paddle.</text:span></text:p>
      <text:list xml:id="list3744340505" text:style-name="L4">
        <text:list-item>
          <text:p text:style-name="P54">Outside the main loop there are declarations for the sounds and soundbuffers. Soundbuffers are used to <text:span text:style-name="T26">store the soundfiles.</text:span></text:p>
        </text:list-item>
        <text:list-item>
          <text:p text:style-name="P56">After adding the sound files to buffer they are tied to the sounds.</text:p>
        </text:list-item>
        <text:list-item>
          <text:p text:style-name="P56">In code in relevant places the sound is called to be run, it can be looped and the sound level can be lowered if needed.</text:p>
        </text:list-item>
      </text:list>
      <text:p text:style-name="P12"/>
      <text:h text:style-name="Heading_20_3" text:outline-level="3"><text:bookmark-start text:name="__RefHeading___Toc911_3016876106"/><text:span text:style-name="T5">G</text:span><text:span text:style-name="T1">UI</text:span><text:bookmark-end text:name="__RefHeading___Toc911_3016876106"/></text:h>
      <text:p text:style-name="P3"/>
      <text:p text:style-name="P26"><text:span text:style-name="T1">The GUI is used to get user input when starting the game </text:span><text:span text:style-name="T6">to select which part of the engine needs to be run. The selection is needed to stop unnessesary parts of the engine </text:span><text:span text:style-name="T7">from</text:span><text:span text:style-name="T6"> load</text:span><text:span text:style-name="T7">ing</text:span><text:span text:style-name="T6"> and tak</text:span><text:span text:style-name="T7">ing</text:span><text:span text:style-name="T6"> up memory and </text:span><text:span text:style-name="T7">processor cycles. The </text:span><text:span text:style-name="T8">GUI is following the observer pattern, only activating when there is a event (either button pressed) (window closing is handled by windowing system, although pressing GUI buttons also activates window closing). </text:span><text:span text:style-name="T9">The observer pattern is best here as a constantly running if statement would be </text:span><text:span text:style-name="T10">unnessesary and taxing.</text:span></text:p>
      <text:p text:style-name="P29"><text:span text:style-name="T10">T</text:span><text:span text:style-name="T1">GUI is tightly tied to the </text:span><text:span text:style-name="T16">window</text:span><text:span text:style-name="T17">ing</text:span><text:span text:style-name="T16"> system. </text:span></text:p>
      <text:p text:style-name="P30"><text:span text:style-name="T16">T</text:span><text:span text:style-name="T1">he gui system is first declared pointing to the relevant window.</text:span></text:p>
      <text:p text:style-name="P23">Then in the loop there is the event detection.</text:p>
      <text:p text:style-name="P23">The buttons are declared out of the loop with look, size, location info and then connected to function to call upon trigger.</text:p>
      <text:p text:style-name="P58"/>
      <text:p text:style-name="P58"/>
      <text:p text:style-name="P58"/>
      <text:h text:style-name="Heading_20_3" text:outline-level="3"><text:bookmark-start text:name="__RefHeading___Toc913_3016876106"/><text:span text:style-name="T10">G</text:span><text:span text:style-name="T1">raphics</text:span><text:bookmark-end text:name="__RefHeading___Toc913_3016876106"/></text:h>
      <text:p text:style-name="P3"/>
      <text:p text:style-name="P27"><text:span text:style-name="T1">This is by far the biggest subsystem. This encompasses things as collision detection (event driven) and displaying state of objects with text (state driven). This subsystem is used for the following things: sprite displa</text:span><text:span text:style-name="T11">y</text:span><text:span text:style-name="T1">ing, </text:span><text:span text:style-name="T11">sprite moving, sprite info queries (asking for location) and text displaying. Pretty much anything seen on screen is handled by this system. Collision detection follows the observer pattern as it is only triggered by an event. The text displaying follow the state pattern where the text is set and drawn consistently until a state change changes the text. </text:span><text:span text:style-name="T18">Much of the graphics uses the Object.h header file to run big parts of it. The only part out of it </text:span><text:span text:style-name="T19">is the collision detection and ball movement changes due to collisions.</text:span></text:p>
      <text:p text:style-name="P59"/>
      <text:h text:style-name="Heading_20_3" text:outline-level="3"><text:bookmark-start text:name="__RefHeading___Toc915_3016876106"/><text:soft-page-break/><text:span text:style-name="T11">U</text:span><text:span text:style-name="T1">ser controls</text:span><text:bookmark-end text:name="__RefHeading___Toc915_3016876106"/></text:h>
      <text:p text:style-name="P3"/>
      <text:p text:style-name="P28"><text:span text:style-name="T1">The user controls follow the observer pattern, where the subsystem is </text:span><text:span text:style-name="T12">acting upon keyboard data received. If no keycommands arrive nothing is done. </text:span><text:span text:style-name="T13">If keys are pressed the data is comapred with the data from the text files to see if they match the assinged keys and then operations are done.</text:span></text:p>
      <text:p text:style-name="P60"/>
      <text:h text:style-name="P39" text:outline-level="3"><text:bookmark-start text:name="__RefHeading___Toc917_3016876106"/>File loading<text:bookmark-end text:name="__RefHeading___Toc917_3016876106"/></text:h>
      <text:p text:style-name="P19"/>
      <text:p text:style-name="P20">This subsystem is used as the name suggest to load in files for the data driven portion. Th<text:span text:style-name="T27">is</text:span> subsystems functions can load in single line files and up to two values. The functions take two values, a filename in string and a int value to select which value to return. <text:span text:style-name="T27">Can be tied directly to variables. There is a another function along with these and that is line amount reader, which takes in a filename is string and returns the amount of lines in that file. I use this last one for the background tiles.</text:span></text:p>
      <text:p text:style-name="P19"/>
      <text:p text:style-name="P16"/>
      <text:h text:style-name="P40" text:outline-level="1"><text:bookmark-start text:name="__RefHeading___Toc746_3031482969"/>Reflection<text:bookmark-end text:name="__RefHeading___Toc746_3031482969"/></text:h>
      <text:p text:style-name="P17"/>
      <text:p text:style-name="P22">Most of the systems I built are made to be very easy to undersatnd and implement. This has the consequence that the code base might grow to an unsustainable size if more of the subsystem are not abstracted away. But for a small game engine like this seeing the code logic makes it easier to debug and easier to implement relevant parts.</text:p>
      <text:p text:style-name="P23">Overall the engine should be more abstracted to accommodate more complex games.</text:p>
      <text:p text:style-name="P23"/>
      <text:p text:style-name="P23"/>
      <text:p text:style-name="P24">PS. For a more detailed explaination on how the code runs, please look at the comments in the source files. I go very in depth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Sans1" fo:font-family="'Liberation Sans'" style:font-style-name="Bold"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fo:font-family="'Liberation Sans'" style:font-style-name="Regular" style:font-family-generic="swiss" style:font-pitch="variable" fo:font-size="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20:50:51.991575435</meta:creation-date>
    <dc:date>2019-01-06T20:46:33.978000000</dc:date>
    <meta:editing-duration>PT7H10M17S</meta:editing-duration>
    <meta:editing-cycles>68</meta:editing-cycles>
    <meta:generator>LibreOffice/6.1.4.2$Windows_X86_64 LibreOffice_project/9d0f32d1f0b509096fd65e0d4bec26ddd1938fd3</meta:generator>
    <meta:document-statistic meta:table-count="0" meta:image-count="0" meta:object-count="0" meta:page-count="6" meta:paragraph-count="65" meta:word-count="1192" meta:character-count="6718" meta:non-whitespace-character-count="5609"/>
  </office:meta>
</office:document-meta>
</file>